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xedPoin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X Instruc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ubtract from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Add immediate carrying and rec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Add carrying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ubtract from carrying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Add extend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Add to minus one extend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ubtract from extend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ubtract from minus one extend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Add to Zero extend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ubtract from Zero extend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Negate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Multiply low 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Multiply high 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multiply high word extend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divide 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divide word unsign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divide word extend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divide word extended unsign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multiply low double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multiply high double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multiply high doubleword unsign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divide double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divide double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divide doubleword unsign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divide doubleword extend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divide doubleword extended unsign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compare immediate</text:p>
          </table:table-cell>
          <table:table-cell table:number-columns-repeated="3"/>
          <table:table-cell office:value-type="string" calcext:value-type="string">
            <text:p>CR[BF]</text:p>
          </table:table-cell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number-columns-repeated="3"/>
          <table:table-cell office:value-type="string" calcext:value-type="string">
            <text:p>CR[BF]</text:p>
          </table:table-cell>
        </table:table-row>
        <table:table-row table:style-name="ro1">
          <table:table-cell/>
          <table:table-cell office:value-type="string" calcext:value-type="string">
            <text:p>compare logical immediate </text:p>
          </table:table-cell>
          <table:table-cell table:number-columns-repeated="3"/>
          <table:table-cell office:value-type="string" calcext:value-type="string">
            <text:p>CR[BF]</text:p>
          </table:table-cell>
        </table:table-row>
        <table:table-row table:style-name="ro1">
          <table:table-cell/>
          <table:table-cell office:value-type="string" calcext:value-type="string">
            <text:p>compare logcal</text:p>
          </table:table-cell>
          <table:table-cell table:number-columns-repeated="3"/>
          <table:table-cell office:value-type="string" calcext:value-type="string">
            <text:p>CR[BF]</text:p>
          </table:table-cell>
        </table:table-row>
        <table:table-row table:style-name="ro1">
          <table:table-cell/>
          <table:table-cell office:value-type="string" calcext:value-type="string">
            <text:p>compare ranged byte</text:p>
          </table:table-cell>
          <table:table-cell table:number-columns-repeated="3"/>
          <table:table-cell office:value-type="string" calcext:value-type="string">
            <text:p>CR[BF]</text:p>
          </table:table-cell>
        </table:table-row>
        <table:table-row table:style-name="ro1">
          <table:table-cell/>
          <table:table-cell office:value-type="string" calcext:value-type="string">
            <text:p>compare equal byte</text:p>
          </table:table-cell>
          <table:table-cell table:number-columns-repeated="3"/>
          <table:table-cell office:value-type="string" calcext:value-type="string">
            <text:p>CR[BF]</text:p>
          </table:table-cell>
        </table:table-row>
        <table:table-row table:style-name="ro1">
          <table:table-cell/>
          <table:table-cell office:value-type="string" calcext:value-type="string">
            <text:p>and immediate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and immediate shift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and immediate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nor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nan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and with complement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equivelent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or with complement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extend sign byte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count leading zeros 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extend sign half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count trailing zeros 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extend sign 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count leading zeros double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count trailing zeros double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rotate left word immediate then and with mask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rotate left word than and with mask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rotate left word immediate then mask insert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rorate left doubleword immediate then clear left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rotate left doubleword immedate then clear right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rotate left doubleword immediate then clear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rotate left wdoubleword then clear left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rotate left doubleword then cleawr right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rotate left doubleword immediate then mask insert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hift left 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hift right 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hift right algebraic word immediate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hift right algebraic 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hift left double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hift right double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hift right algebraic doubleword immediate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hift right algebraic double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Extend-sign word and shift left immediate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Move to CR from XER extended</text:p>
          </table:table-cell>
          <table:table-cell table:number-columns-repeated="3"/>
          <table:table-cell office:value-type="string" calcext:value-type="string">
            <text:p>CR[BF]</text:p>
          </table:table-cell>
        </table:table-row>
        <table:table-row table:style-name="ro1">
          <table:table-cell/>
          <table:table-cell office:value-type="string" calcext:value-type="string">
            <text:p>move to one condition register field</text:p>
          </table:table-cell>
          <table:table-cell table:number-columns-repeated="3"/>
          <table:table-cell office:value-type="string" calcext:value-type="string">
            <text:p>CR[FXM]</text:p>
          </table:table-cell>
        </table:table-row>
        <table:table-row table:style-name="ro1">
          <table:table-cell/>
          <table:table-cell office:value-type="string" calcext:value-type="string">
            <text:p>move to condition register fields</text:p>
          </table:table-cell>
          <table:table-cell table:number-columns-repeated="3"/>
          <table:table-cell office:value-type="string" calcext:value-type="string">
            <text:p>CR[FXM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8T19:08:44.373953926</meta:creation-date>
    <dc:date>2023-01-28T19:32:39.156980678</dc:date>
    <meta:editing-duration>PT1M53S</meta:editing-duration>
    <meta:editing-cycles>2</meta:editing-cycles>
    <meta:generator>LibreOffice/7.2.5.2.0$Linux_X86_64 LibreOffice_project/20$Build-2</meta:generator>
    <meta:document-statistic meta:table-count="1" meta:cell-count="143" meta:object-count="0"/>
  </office:meta>
</office:document-meta>
</file>